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116.35mm"/>
    </style:style>
    <style:style style:name="co5" style:family="table-column">
      <style:table-column-properties fo:break-before="auto" style:column-width="84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cc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color="#cc0000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JOYCE PEREZ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 calcext:value-type="string">
            <text:p>Night 6</text:p>
          </table:table-cell>
          <table:table-cell table:style-name="ce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A. Observing how default position behaves.</text:p>
          </table:table-cell>
          <table:table-cell table:style-name="ce5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style-name="ce5" office:value-type="string" calcext:value-type="string">
            <text:p>Explanatio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1. I'm &lt;strong&gt;sexy&lt;/strong&gt;and I know it.&lt;/p&gt;</text:p>
          </table:table-cell>
          <table:table-cell/>
          <table:table-cell table:style-name="ce7" office:value-type="string" calcext:value-type="string">
            <text:p>The default position strong element is adjacent to its previous element 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 (password)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2. I'm &lt;strong&gt;sexy&lt;/strong&gt;&lt;input type="password" id="password"&gt; and I know it.&lt;/p&gt;</text:p>
          </table:table-cell>
          <table:table-cell/>
          <table:table-cell table:style-name="ce7" office:value-type="string" calcext:value-type="string">
            <text:p>The default position of input element is adjacent to its previous element 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3. I'm &lt;h1&gt;sexy&lt;/h1&gt; and I know it.&lt;/p&gt;</text:p>
          </table:table-cell>
          <table:table-cell/>
          <table:table-cell office:value-type="string" calcext:value-type="string">
            <text:p>The word that is enclosed with the h1 element appeared below its previous element 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4. I'm &lt;s&gt;very&lt;/s&gt; sexy and I know it.&lt;/p&gt;</text:p>
          </table:table-cell>
          <table:table-cell/>
          <table:table-cell office:value-type="string" calcext:value-type="string">
            <text:p>The default position of strike element is adjacent to its previous elem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5. I'm &lt;form&gt;sexy&lt;/form&gt; and I know it.&lt;/p&gt;</text:p>
          </table:table-cell>
          <table:table-cell/>
          <table:table-cell office:value-type="string" calcext:value-type="string">
            <text:p>The word that is enclosed with the form element appeared below its previous element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ckquo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6. I'm &lt;blockquote cite="http://wikipedia.com"&gt;sexy&lt;/blockquote&gt;and I know it.&lt;/p&gt;</text:p>
          </table:table-cell>
          <table:table-cell/>
          <table:table-cell office:value-type="string" calcext:value-type="string">
            <text:p>The word that is enclosed with the blockquote element appeared below its previous element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7. I'm &lt;abbr title="sample"&gt;sexy&lt;/abbr&gt; and I know it.&lt;/p&gt;</text:p>
          </table:table-cell>
          <table:table-cell/>
          <table:table-cell office:value-type="string" calcext:value-type="string">
            <text:p>The default position of abbr element is adjacent to its previous element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8. I'm &lt;h4&gt;sexy&lt;/h4&gt; and I know it.&lt;/p&gt;</text:p>
          </table:table-cell>
          <table:table-cell/>
          <table:table-cell office:value-type="string" calcext:value-type="string">
            <text:p>Just like h1 element, the word that is enclosed with the h1 element appeared below its previous elemen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9. I'm &lt;nav&gt;sexy&lt;/nav&gt; and I know it.&lt;/p&gt;</text:p>
          </table:table-cell>
          <table:table-cell/>
          <table:table-cell office:value-type="string" calcext:value-type="string">
            <text:p>The word that is enclosed with the nav section appeared below its previous elemen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. Observing how its default width behav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1. I'm &lt;h2 class="default-width"&gt;sexy&lt;/h2&gt; and I know it.&lt;/p&gt;</text:p>
          </table:table-cell>
          <table:table-cell table:style-name="ce6" office:value-type="string" calcext:value-type="string" table:number-columns-spanned="1" table:number-rows-spanned="9">
            <text:p>.default-width{</text:p>
            <text:p>background-color: red;</text:p>
            <text:p>}</text:p>
          </table:table-cell>
          <table:table-cell office:value-type="string" calcext:value-type="string">
            <text:p>The witdth of the enclosed word occupied the entire width of the row/its contain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2. I'm &lt;em class="default-width"&gt;sexy&lt;/em&gt; and I know it.&lt;/p&gt;</text:p>
          </table:table-cell>
          <table:covered-table-cell/>
          <table:table-cell office:value-type="string" calcext:value-type="string">
            <text:p>The width occupied the enclosed word only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3. I'm &lt;ins class="default-width"&gt;very&lt;/ins&gt; sexy and I know it.&lt;/p&gt;</text:p>
          </table:table-cell>
          <table:covered-table-cell/>
          <table:table-cell office:value-type="string" calcext:value-type="string">
            <text:p>The width occupied the enclosed word only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&lt;p&gt;4. I'm &lt;sup class="default-width"&gt;2nd&lt;/sup&gt; sexiest woman alive... and I know it.&lt;/p&gt;</text:p>
          </table:table-cell>
          <table:covered-table-cell/>
          <table:table-cell office:value-type="string" calcext:value-type="string">
            <text:p>The width occupied the enclosed word only.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&lt;p&gt;5. I'm sexy</text:p>
            <text:p>&lt;ul&gt;</text:p>
            <text:p>&lt;li class="default-width"&gt;sexy&lt;/li&gt;</text:p>
            <text:p>&lt;li class="default-width"&gt;and&lt;/li&gt;</text:p>
            <text:p>&lt;li class="default-width"&gt;i&lt;/li&gt; </text:p>
            <text:p>&lt;/ul&gt;</text:p>
            <text:p>know it&lt;/p&gt; </text:p>
          </table:table-cell>
          <table:covered-table-cell/>
          <table:table-cell table:style-name="ce6" office:value-type="string" calcext:value-type="string">
            <text:p>The witdth of the enclosed words occupied the entire width of the rowsthat contained them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l</text:p>
          </table:table-cell>
          <table:table-cell table:number-columns-repeated="2"/>
          <table:covered-table-cell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put (email)</text:p>
          </table:table-cell>
          <table:table-cell table:number-columns-repeated="2"/>
          <table:covered-table-cell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block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block</text:p>
          </table:table-cell>
          <table:table-cell/>
          <table:covered-table-cell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. Adjusting its height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block</text:p>
          </table:table-cell>
          <table:table-cell table:number-columns-repeated="2" office:value-type="string" calcext:value-type="string">
            <text:p>Indicate background col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checkbox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elds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. Adjusting its width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lock</text:p>
          </table:table-cell>
          <table:table-cell table:number-columns-repeated="2" office:value-type="string" calcext:value-type="string">
            <text:p>Indicate background col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id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gur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submit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nl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E. Adding padding on all sid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</text:p>
          </table:table-cell>
          <table:table-cell/>
          <table:table-cell table:number-columns-repeated="2" office:value-type="string" calcext:value-type="string">
            <text:p>Indicate background color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number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. Adding margin on all side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Display (inline or block)</text:p>
          </table:table-cell>
          <table:table-cell table:style-name="ce5" office:value-type="string" calcext:value-type="string">
            <text:p>Test Code (HTML)</text:p>
          </table:table-cell>
          <table:table-cell table:style-name="ce5" office:value-type="string" calcext:value-type="string">
            <text:p>Test Code (CS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/>
          <table:table-cell table:number-columns-repeated="2" office:value-type="string" calcext:value-type="string">
            <text:p>Indicate background col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put (radio)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xtarea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put (tex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 (file)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ticle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gcaption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bel</text:p>
          </table:table-cell>
          <table:table-cell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-00-0000</text:date>, <text:time style:data-style-name="N2" text:time-value="21:18:16.720223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ht 6</meta:initial-creator>
    <meta:creation-date>2018-08-24T19:53:58.988098250</meta:creation-date>
    <meta:generator>LibreOffice/4.4.3.2$Linux_x86 LibreOffice_project/40m0$Build-2</meta:generator>
    <dc:date>2018-08-24T21:43:00.452480717</dc:date>
    <dc:creator>Night 6</dc:creator>
    <meta:editing-duration>PT44M11S</meta:editing-duration>
    <meta:editing-cycles>7</meta:editing-cycles>
    <meta:document-statistic meta:table-count="1" meta:cell-count="195" meta:object-count="0"/>
  </office:meta>
</office:document-meta>
</file>